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6E0000006EA7E2C996EA2CCE6D.gif" manifest:media-type="image/gif"/>
  <manifest:file-entry manifest:full-path="Pictures/100002010000006E0000003C973165AB08A42141.png" manifest:media-type="image/png"/>
  <manifest:file-entry manifest:full-path="Pictures/10000201000000EE00000081125E7732F2B95EE1.png" manifest:media-type="image/png"/>
  <manifest:file-entry manifest:full-path="Pictures/1000000000000157000000BC1F3893FA30837257.gif" manifest:media-type="image/gif"/>
  <manifest:file-entry manifest:full-path="Pictures/10000201000000E4000000A10DF32D167DEDA8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mfortaa" svg:font-family="Comforta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7.8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56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1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7.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9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2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42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371cm" fo:min-width="9.367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>
        <style:tab-stops/>
      </style:paragraph-properties>
    </style:style>
    <style:style style:name="P10" style:family="paragraph">
      <loext:graphic-properties draw:fill="none" draw:fill-color="#ffffff"/>
      <style:text-properties fo:font-size="12pt" style:font-size-asian="20pt" style:font-size-complex="20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 style:font-size-asian="20pt" style:font-size-complex="20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frame draw:style-name="gr4" draw:text-style-name="P6" draw:layer="layout" svg:width="9.062cm" svg:height="2.384cm" svg:x="10.271cm" svg:y="2.023cm">
          <draw:text-box>
            <text:p text:style-name="P5">Presentation title ..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973165AB08A42141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" draw:text-style-name="P7" draw:layer="layout" svg:width="12.192cm" svg:height="0.806cm" svg:x="1cm" svg:y="6.842cm">
          <draw:text-box>
            <text:p><text:span text:style-name="T3">Some text ...</text:span></text:p>
          </draw:text-box>
        </draw:frame>
        <draw:g>
          <draw:frame draw:style-name="gr7" draw:text-style-name="P7" draw:layer="layout" svg:width="7.63cm" svg:height="0.806cm" svg:x="1.042cm" svg:y="7.778cm">
            <draw:text-box>
              <text:p><text:span text:style-name="T3">Some points</text:span></text:p>
            </draw:text-box>
          </draw:frame>
          <draw:frame draw:style-name="gr8" draw:text-style-name="P7" draw:layer="layout" svg:width="9.558cm" svg:height="2.455cm" svg:x="1.073cm" svg:y="8.578cm">
            <draw:text-box>
              <text:list text:style-name="L1">
                <text:list-item>
                  <text:p><text:span text:style-name="T3">Point one</text:span></text:p>
                </text:list-item>
                <text:list-item>
                  <text:p><text:span text:style-name="T3">Point two</text:span></text:p>
                </text:list-item>
                <text:list-item>
                  <text:p><text:span text:style-name="T3">Point three</text:span></text:p>
                </text:list-item>
              </text:list>
            </draw:text-box>
          </draw:frame>
        </draw:g>
        <draw:frame draw:style-name="gr9" draw:text-style-name="P9" draw:layer="layout" svg:width="8.706cm" svg:height="1.673cm" svg:x="10.525cm" svg:y="4.661cm">
          <draw:text-box>
            <text:p text:style-name="P8">Other text ….</text:p>
          </draw:text-box>
        </draw:frame>
        <draw:frame draw:style-name="gr5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g>
          <draw:frame draw:style-name="gr10" draw:text-style-name="P10" draw:layer="layout" svg:width="6.242cm" svg:height="1.199cm" svg:x="1.254cm" svg:y="11.414cm">
            <draw:text-box draw:corner-radius="12.453cm">
              <text:p><text:span text:style-name="T4">Smaller text</text:span></text:p>
            </draw:text-box>
          </draw:frame>
          <draw:frame draw:style-name="gr11" draw:text-style-name="P11" draw:layer="layout" svg:width="9.867cm" svg:height="2.621cm" svg:x="1.42cm" svg:y="12.74cm">
            <draw:text-box>
              <text:list text:style-name="L2">
                <text:list-item>
                  <text:p><text:span text:style-name="T5">Smaller point ...</text:span></text:p>
                </text:list-item>
              </text:list>
              <text:list text:style-name="L3">
                <text:list-item>
                  <text:p><text:span text:style-name="T5">Smaller point ...</text:span></text:p>
                </text:list-item>
              </text:list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mfortaa" svg:font-family="Comforta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4-15T11:33:25.075129760</dc:date>
    <meta:editing-duration>PT8H36M21S</meta:editing-duration>
    <meta:editing-cycles>21</meta:editing-cycles>
    <meta:generator>LibreOffice/5.0.6.2$Linux_X86_64 LibreOffice_project/00$Build-2</meta:generator>
    <meta:document-statistic meta:object-count="17"/>
  </office:meta>
</office:document-meta>
</file>